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6e6ff" draw:textarea-horizontal-align="justify" draw:textarea-vertical-align="middle" draw:auto-grow-height="false" fo:min-height="16.45cm" fo:min-width="24.1cm"/>
    </style:style>
    <style:style style:name="gr2" style:family="graphic" style:parent-style-name="standard">
      <style:graphic-properties svg:stroke-width="0.1cm" draw:marker-start="Arrow" draw:marker-start-width="0.45cm" draw:marker-end-width="0.35cm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2cm" svg:stroke-color="#000000" draw:marker-start-width="0.5cm" draw:marker-end-width="0.5cm" draw:fill="solid" draw:fill-color="#ccffcc" draw:textarea-horizontal-align="justify" draw:textarea-vertical-align="middle" draw:auto-grow-height="false" fo:min-height="12.55cm" fo:min-width="18.9cm" fo:padding-top="0.225cm" fo:padding-bottom="0.225cm" fo:padding-left="0.35cm" fo:padding-right="0.35cm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7.65cm" fo:min-width="1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solid" svg:stroke-width="0.1cm" svg:stroke-color="#000000" draw:marker-start="Arrow" draw:marker-start-width="0.45cm" draw:marker-end="Arrow" draw:marker-end-width="0.45cm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marker-start="Arrow" draw:marker-start-width="0.45cm" draw:marker-end="Arrow" draw:marker-end-width="0.45cm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fo:min-height="0.65cm"/>
    </style:style>
    <style:style style:name="gr9" style:family="graphic" style:parent-style-name="standard">
      <style:graphic-properties draw:stroke="none" svg:stroke-color="#000000" draw:fill="none" draw:fill-color="#ffffff" fo:min-height="1.423cm"/>
    </style:style>
    <style:style style:name="gr10" style:family="graphic" style:parent-style-name="standard">
      <style:graphic-properties draw:stroke="none" svg:stroke-color="#000000" draw:fill="none" draw:fill-color="#ffffff" fo:min-height="0.95cm"/>
    </style:style>
    <style:style style:name="gr11" style:family="graphic" style:parent-style-name="objectwithoutfill">
      <style:graphic-properties svg:stroke-width="0.1cm" svg:stroke-color="#00331a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fo:min-height="0.75cm"/>
    </style:style>
    <style:style style:name="gr13" style:family="graphic" style:parent-style-name="standard">
      <style:graphic-properties draw:stroke="none" svg:stroke-color="#000000" draw:fill="none" draw:fill-color="#ffffff" fo:min-height="0.4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3465a4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color="#3465a4"/>
    </style:style>
    <style:style style:name="P5" style:family="paragraph">
      <style:text-properties fo:color="#00331a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color="#3465a4"/>
    </style:style>
    <style:style style:name="T3" style:family="text">
      <style:text-properties fo:color="#00331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6cm" svg:height="16.7cm" svg:x="2cm" svg:y="1.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cm" svg:y1="6.1cm" svg:x2="4.5cm" svg:y2="6.1cm">
          <text:p/>
        </draw:line>
        <draw:custom-shape draw:style-name="gr3" draw:text-style-name="P1" draw:layer="layout" svg:width="19.5cm" svg:height="12.9cm" svg:x="4.5cm" svg:y="3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3.5cm" svg:height="7.9cm" svg:x="7.5cm" svg:y="6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1.898cm" svg:height="2.301cm" svg:x="8.4cm" svg:y="8.6cm">
          <draw:text-box>
            <text:p><text:span text:style-name="T1">Votre contenu, texte images</text:span></text:p>
            <text:p><text:span text:style-name="T1">photos</text:span></text:p>
          </draw:text-box>
        </draw:frame>
        <draw:line draw:style-name="gr6" draw:text-style-name="P1" draw:layer="layout" svg:x1="2cm" svg:y1="19cm" svg:x2="26.6cm" svg:y2="19cm">
          <text:p/>
        </draw:line>
        <draw:line draw:style-name="gr7" draw:text-style-name="P1" draw:layer="layout" svg:x1="27.5cm" svg:y1="1.7cm" svg:x2="27.5cm" svg:y2="18.2cm">
          <text:p/>
        </draw:line>
        <draw:line draw:style-name="gr7" draw:text-style-name="P1" draw:layer="layout" svg:x1="4.6cm" svg:y1="17.2cm" svg:x2="24cm" svg:y2="17.3cm">
          <text:p/>
        </draw:line>
        <draw:line draw:style-name="gr7" draw:text-style-name="P1" draw:layer="layout" svg:x1="25.1cm" svg:y1="3.6cm" svg:x2="25.1cm" svg:y2="16.2cm">
          <text:p/>
        </draw:line>
        <draw:line draw:style-name="gr7" draw:text-style-name="P1" draw:layer="layout" svg:x1="7.5cm" svg:y1="14.7cm" svg:x2="21.1cm" svg:y2="14.7cm">
          <text:p/>
        </draw:line>
        <draw:line draw:style-name="gr7" draw:text-style-name="P1" draw:layer="layout" svg:x1="21.8cm" svg:y1="6cm" svg:x2="21.8cm" svg:y2="13.7cm">
          <text:p/>
        </draw:line>
        <draw:frame draw:style-name="gr8" draw:layer="layout" svg:width="8.5cm" svg:height="0.962cm" svg:x="10cm" svg:y="15cm">
          <draw:text-box>
            <text:p>.width() = largeur - padding</text:p>
          </draw:text-box>
        </draw:frame>
        <draw:frame draw:style-name="gr9" draw:layer="layout" svg:width="9.4cm" svg:height="1.673cm" draw:transform="rotate (1.57917390720447) translate (22.101cm 14.342cm)">
          <draw:text-box>
            <text:p>.height() = hauteur - padding</text:p>
          </draw:text-box>
        </draw:frame>
        <draw:frame draw:style-name="gr9" draw:layer="layout" svg:width="10.1cm" svg:height="1.673cm" svg:x="9.7cm" svg:y="17.4cm">
          <draw:text-box>
            <text:p>.innerWidth() = largeur - bordure</text:p>
          </draw:text-box>
        </draw:frame>
        <draw:frame draw:style-name="gr9" draw:layer="layout" svg:width="10.1cm" svg:height="1.673cm" draw:transform="rotate (1.57428698529889) translate (25.329cm 14.89cm)">
          <draw:text-box>
            <text:p>.innerHeight() = hauteur - bordure</text:p>
          </draw:text-box>
        </draw:frame>
        <draw:frame draw:style-name="gr9" draw:layer="layout" svg:width="17.8cm" svg:height="1.673cm" svg:x="6cm" svg:y="19.201cm">
          <draw:text-box>
            <text:p>.outerWidth(true (optionnel) ) = largeur + bordure + (margin)</text:p>
          </draw:text-box>
        </draw:frame>
        <draw:line draw:style-name="gr7" draw:text-style-name="P1" draw:layer="layout" svg:x1="4.5cm" svg:y1="19cm" svg:x2="24.2cm" svg:y2="19cm">
          <text:p/>
        </draw:line>
        <draw:frame draw:style-name="gr10" draw:layer="layout" svg:width="2.3cm" svg:height="1.2cm" svg:x="2.9cm" svg:y="17.9cm">
          <draw:text-box>
            <text:p>true</text:p>
          </draw:text-box>
        </draw:frame>
        <draw:frame draw:style-name="gr10" draw:layer="layout" svg:width="2.3cm" svg:height="1.2cm" svg:x="24.1cm" svg:y="17.9cm">
          <draw:text-box>
            <text:p>true</text:p>
          </draw:text-box>
        </draw:frame>
        <draw:line draw:style-name="gr7" draw:text-style-name="P1" draw:layer="layout" svg:x1="27.5cm" svg:y1="3.6cm" svg:x2="27.5cm" svg:y2="16.5cm">
          <text:p/>
        </draw:line>
        <draw:frame draw:style-name="gr9" draw:layer="layout" svg:width="17.8cm" svg:height="1.673cm" draw:transform="rotate (1.56695660244051) translate (27.951cm 18.936cm)">
          <draw:text-box>
            <text:p>.outerHeight(true (optionnel) ) = hauteur + bordure + (margin)</text:p>
          </draw:text-box>
        </draw:frame>
        <draw:frame draw:style-name="gr10" draw:layer="layout" svg:width="2.3cm" svg:height="1.2cm" draw:transform="rotate (1.58423536203525) translate (26.366cm 17.558cm)">
          <draw:text-box>
            <text:p>true</text:p>
          </draw:text-box>
        </draw:frame>
        <draw:frame draw:style-name="gr10" draw:layer="layout" svg:width="2.3cm" svg:height="1.2cm" draw:transform="rotate (1.58423536203525) translate (26.367cm 3.858cm)">
          <draw:text-box>
            <text:p>true</text:p>
          </draw:text-box>
        </draw:frame>
        <draw:frame draw:style-name="gr9" draw:text-style-name="P4" draw:layer="layout" svg:width="3.1cm" svg:height="1.673cm" svg:x="2.1cm" svg:y="4.9cm">
          <draw:text-box>
            <text:p text:style-name="P4"><text:span text:style-name="T2">Margin</text:span></text:p>
          </draw:text-box>
        </draw:frame>
        <draw:line draw:style-name="gr11" draw:text-style-name="P1" draw:layer="layout" svg:x1="4.6cm" svg:y1="7.3cm" svg:x2="7.6cm" svg:y2="7.3cm">
          <text:p/>
        </draw:line>
        <draw:frame draw:style-name="gr12" draw:text-style-name="P5" draw:layer="layout" svg:width="3cm" svg:height="1cm" svg:x="4.4cm" svg:y="6.2cm">
          <draw:text-box>
            <text:p text:style-name="P5"><text:span text:style-name="T3">Padding</text:span></text:p>
          </draw:text-box>
        </draw:frame>
        <draw:frame draw:style-name="gr13" draw:layer="layout" svg:width="7.5cm" svg:height="0.962cm" svg:x="7.1cm" svg:y="2.7cm">
          <draw:text-box>
            <text:p>Bordur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homas </meta:initial-creator>
    <meta:creation-date>2017-01-24T15:51:30.256242880</meta:creation-date>
    <dc:date>2017-01-24T16:27:49.892275500</dc:date>
    <dc:creator>thomas </dc:creator>
    <meta:editing-duration>PT20M49S</meta:editing-duration>
    <meta:editing-cycles>3</meta:editing-cycles>
    <meta:generator>LibreOffice/4.3.3.2$Linux_X86_64 LibreOffice_project/430m0$Build-2</meta:generator>
    <meta:document-statistic meta:object-count="27"/>
  </office:meta>
</office:document-meta>
</file>